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09cm"/>
    </style:style>
    <style:style style:name="Table1.B" style:family="table-column">
      <style:table-column-properties style:column-width="15.505cm"/>
    </style:style>
    <style:style style:name="Table1.A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000000"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5cm" fo:margin-left="0cm" table:align="left"/>
    </style:style>
    <style:style style:name="Table2.A" style:family="table-column">
      <style:table-column-properties style:column-width="2.593cm"/>
    </style:style>
    <style:style style:name="Table2.B" style:family="table-column">
      <style:table-column-properties style:column-width="2.619cm"/>
    </style:style>
    <style:style style:name="Table2.C" style:family="table-column">
      <style:table-column-properties style:column-width="12.383cm"/>
    </style:style>
    <style:style style:name="Table2.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000000"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Arial" fo:font-size="14pt" fo:font-weight="bold" officeooo:rsid="0015722a" officeooo:paragraph-rsid="0015722a" style:font-size-asian="14pt" style:font-weight-asian="bold" style:font-size-complex="14pt" style:font-weight-complex="bold"/>
    </style:style>
    <style:style style:name="P2" style:family="paragraph" style:parent-style-name="Standard">
      <style:text-properties style:font-name="Arial" fo:font-size="14pt" style:text-underline-style="solid" style:text-underline-width="auto" style:text-underline-color="font-color" fo:font-weight="bold" officeooo:rsid="00154387" officeooo:paragraph-rsid="00154387" style:font-size-asian="14pt" style:font-weight-asian="bold" style:font-size-complex="14pt" style:font-weight-complex="bold"/>
    </style:style>
    <style:style style:name="P3" style:family="paragraph" style:parent-style-name="Standard">
      <style:text-properties style:font-name="Arial" fo:font-size="14pt" style:text-underline-style="solid" style:text-underline-width="auto" style:text-underline-color="font-color" fo:font-weight="bold" officeooo:rsid="001a7917" officeooo:paragraph-rsid="001a7917" style:font-size-asian="14pt" style:font-weight-asian="bold" style:font-size-complex="14pt" style:font-weight-complex="bold"/>
    </style:style>
    <style:style style:name="P4" style:family="paragraph" style:parent-style-name="Standard">
      <style:text-properties style:font-name="Arial" fo:font-size="14pt" style:text-underline-style="solid" style:text-underline-width="auto" style:text-underline-color="font-color" fo:font-weight="bold" officeooo:rsid="00230542" officeooo:paragraph-rsid="00230542"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4pt" officeooo:rsid="00185f2d" officeooo:paragraph-rsid="00185f2d" style:font-size-asian="14pt" style:font-size-complex="14pt"/>
    </style:style>
    <style:style style:name="P7" style:family="paragraph" style:parent-style-name="Standard">
      <style:text-properties style:font-name="Arial" fo:font-size="14pt" officeooo:rsid="00199b78" officeooo:paragraph-rsid="00199b78" style:font-size-asian="14pt" style:font-size-complex="14pt"/>
    </style:style>
    <style:style style:name="P8" style:family="paragraph" style:parent-style-name="Standard">
      <style:text-properties style:font-name="Arial" fo:font-size="14pt" officeooo:rsid="001a7917" officeooo:paragraph-rsid="001a7917" style:font-size-asian="14pt" style:font-size-complex="14pt"/>
    </style:style>
    <style:style style:name="P9" style:family="paragraph" style:parent-style-name="Standard">
      <style:text-properties style:font-name="Arial" fo:font-size="14pt" officeooo:rsid="001ae2ec" officeooo:paragraph-rsid="001ae2ec" style:font-size-asian="14pt" style:font-size-complex="14pt"/>
    </style:style>
    <style:style style:name="P10" style:family="paragraph" style:parent-style-name="Standard">
      <style:text-properties style:font-name="Arial" fo:font-size="14pt" officeooo:rsid="001dfc4f" officeooo:paragraph-rsid="001dfc4f" style:font-size-asian="14pt" style:font-size-complex="14pt"/>
    </style:style>
    <style:style style:name="P11" style:family="paragraph" style:parent-style-name="Standard">
      <style:text-properties style:font-name="Arial" fo:font-size="14pt" officeooo:rsid="00230542" officeooo:paragraph-rsid="00230542" style:font-size-asian="14pt" style:font-size-complex="14pt"/>
    </style:style>
    <style:style style:name="P12" style:family="paragraph" style:parent-style-name="Standard">
      <style:text-properties style:font-name="Arial" fo:font-size="14pt" officeooo:rsid="0024d010" officeooo:paragraph-rsid="0024d010" style:font-size-asian="14pt" style:font-size-complex="14pt"/>
    </style:style>
    <style:style style:name="P13" style:family="paragraph" style:parent-style-name="Standard">
      <style:text-properties style:font-name="Arial" fo:font-size="14pt" fo:font-style="italic" style:font-size-asian="14pt" style:font-style-asian="italic" style:font-size-complex="14pt" style:font-style-complex="italic"/>
    </style:style>
    <style:style style:name="P14" style:family="paragraph" style:parent-style-name="Standard">
      <style:text-properties style:font-name="Arial" fo:font-size="14pt" fo:font-style="italic" officeooo:rsid="00185f2d" officeooo:paragraph-rsid="00185f2d" style:font-size-asian="14pt" style:font-style-asian="italic" style:font-size-complex="14pt" style:font-style-complex="italic"/>
    </style:style>
    <style:style style:name="P15" style:family="paragraph" style:parent-style-name="Standard">
      <style:text-properties style:font-name="Arial" fo:font-size="14pt" fo:font-style="italic" officeooo:rsid="00199b78" officeooo:paragraph-rsid="00199b78" style:font-size-asian="14pt" style:font-style-asian="italic" style:font-size-complex="14pt" style:font-style-complex="italic"/>
    </style:style>
    <style:style style:name="P16" style:family="paragraph" style:parent-style-name="Standard">
      <style:text-properties style:font-name="Arial" fo:font-size="14pt" fo:font-style="italic" officeooo:rsid="001a7917" officeooo:paragraph-rsid="001a7917" style:font-size-asian="14pt" style:font-style-asian="italic" style:font-size-complex="14pt" style:font-style-complex="italic"/>
    </style:style>
    <style:style style:name="P17" style:family="paragraph" style:parent-style-name="Standard">
      <style:text-properties style:font-name="Arial" fo:font-size="14pt" fo:font-style="italic" officeooo:rsid="001ae2ec" officeooo:paragraph-rsid="001ae2ec" style:font-size-asian="14pt" style:font-style-asian="italic" style:font-size-complex="14pt" style:font-style-complex="italic"/>
    </style:style>
    <style:style style:name="P18" style:family="paragraph" style:parent-style-name="Standard">
      <style:text-properties style:font-name="Arial" fo:font-size="14pt" fo:font-style="normal" style:font-size-asian="14pt" style:font-style-asian="normal" style:font-size-complex="14pt" style:font-style-complex="normal"/>
    </style:style>
    <style:style style:name="P19" style:family="paragraph" style:parent-style-name="Standard">
      <style:paragraph-properties fo:text-align="center" style:justify-single-word="false"/>
      <style:text-properties style:font-name="Arial" fo:font-size="11pt" style:text-underline-style="none" fo:font-weight="normal" officeooo:rsid="0015722a" officeooo:paragraph-rsid="0015722a" style:font-size-asian="11pt" style:font-weight-asian="normal" style:font-size-complex="11pt" style:font-weight-complex="normal"/>
    </style:style>
    <style:style style:name="P20" style:family="paragraph" style:parent-style-name="Standard">
      <style:text-properties style:font-name="Arial" fo:font-size="11pt" style:text-underline-style="none" fo:font-weight="normal" officeooo:rsid="0015722a" officeooo:paragraph-rsid="0015722a" style:font-size-asian="11pt" style:font-weight-asian="normal" style:font-size-complex="11pt" style:font-weight-complex="normal"/>
    </style:style>
    <style:style style:name="P21" style:family="paragraph" style:parent-style-name="Standard">
      <style:paragraph-properties fo:text-align="center" style:justify-single-word="false"/>
      <style:text-properties style:font-name="Arial" fo:font-size="28pt" style:text-underline-style="none" fo:font-weight="bold" officeooo:rsid="0015722a" officeooo:paragraph-rsid="0015722a" style:font-size-asian="28pt" style:font-weight-asian="bold" style:font-size-complex="28pt" style:font-weight-complex="bold"/>
    </style:style>
    <style:style style:name="P22" style:family="paragraph" style:parent-style-name="Standard">
      <style:paragraph-properties fo:margin-left="1.251cm" fo:margin-right="0cm" fo:text-indent="0cm" style:auto-text-indent="false"/>
      <style:text-properties style:font-name="Arial" fo:font-size="14pt" style:font-size-asian="14pt" style:font-size-complex="14pt"/>
    </style:style>
    <style:style style:name="P23" style:family="paragraph" style:parent-style-name="Standard">
      <style:paragraph-properties fo:margin-left="1.251cm" fo:margin-right="0cm" fo:text-indent="0cm" style:auto-text-indent="false"/>
      <style:text-properties style:font-name="Arial" fo:font-size="14pt" officeooo:rsid="00185f2d" officeooo:paragraph-rsid="00185f2d" style:font-size-asian="14pt" style:font-size-complex="14pt"/>
    </style:style>
    <style:style style:name="P24" style:family="paragraph" style:parent-style-name="Standard">
      <style:paragraph-properties fo:margin-left="1.251cm" fo:margin-right="0cm" fo:text-indent="0cm" style:auto-text-indent="false"/>
      <style:text-properties style:font-name="Arial" fo:font-size="14pt" officeooo:rsid="00199b78" officeooo:paragraph-rsid="00199b78" style:font-size-asian="14pt" style:font-size-complex="14pt"/>
    </style:style>
    <style:style style:name="P25" style:family="paragraph" style:parent-style-name="Standard">
      <style:paragraph-properties fo:margin-left="1.251cm" fo:margin-right="0cm" fo:text-indent="0cm" style:auto-text-indent="false"/>
      <style:text-properties style:font-name="Arial" fo:font-size="14pt" officeooo:rsid="001ae2ec" officeooo:paragraph-rsid="001ae2ec" style:font-size-asian="14pt" style:font-size-complex="14pt"/>
    </style:style>
    <style:style style:name="P26" style:family="paragraph" style:parent-style-name="Standard">
      <style:paragraph-properties fo:margin-left="1.251cm" fo:margin-right="0cm" fo:text-indent="0cm" style:auto-text-indent="false"/>
      <style:text-properties style:font-name="Arial" fo:font-size="14pt" fo:font-style="normal" style:font-size-asian="14pt" style:font-style-asian="normal" style:font-size-complex="14pt" style:font-style-complex="normal"/>
    </style:style>
    <style:style style:name="P27" style:family="paragraph" style:parent-style-name="Standard">
      <style:paragraph-properties fo:margin-left="1.251cm" fo:margin-right="0cm" fo:text-indent="0cm" style:auto-text-indent="false"/>
      <style:text-properties style:font-name="Arial" fo:font-size="14pt" fo:font-style="normal" officeooo:rsid="00199b78" officeooo:paragraph-rsid="00199b78" style:font-size-asian="14pt" style:font-style-asian="normal" style:font-size-complex="14pt" style:font-style-complex="normal"/>
    </style:style>
    <style:style style:name="P28" style:family="paragraph" style:parent-style-name="Standard">
      <style:paragraph-properties fo:margin-left="1.251cm" fo:margin-right="0cm" fo:text-indent="0cm" style:auto-text-indent="false"/>
      <style:text-properties style:font-name="Arial" fo:font-size="14pt" fo:font-style="normal" officeooo:rsid="001a7917" officeooo:paragraph-rsid="001a7917" style:font-size-asian="14pt" style:font-style-asian="normal" style:font-size-complex="14pt" style:font-style-complex="normal"/>
    </style:style>
    <style:style style:name="P29" style:family="paragraph" style:parent-style-name="Standard">
      <style:paragraph-properties fo:break-before="page"/>
      <style:text-properties style:font-name="Arial" fo:font-size="14pt" fo:font-style="italic" style:font-size-asian="14pt" style:font-style-asian="italic" style:font-size-complex="14pt" style:font-style-complex="italic"/>
    </style:style>
    <style:style style:name="P30" style:family="paragraph" style:parent-style-name="Standard">
      <style:paragraph-properties fo:break-before="page"/>
      <style:text-properties style:font-name="Arial" fo:font-size="14pt" fo:font-style="italic" officeooo:rsid="00199b78" officeooo:paragraph-rsid="00199b78" style:font-size-asian="14pt" style:font-style-asian="italic" style:font-size-complex="14pt" style:font-style-complex="italic"/>
    </style:style>
    <style:style style:name="P31" style:family="paragraph" style:parent-style-name="Standard">
      <style:paragraph-properties fo:break-before="page"/>
      <style:text-properties style:font-name="Arial" fo:font-size="14pt" style:text-underline-style="solid" style:text-underline-width="auto" style:text-underline-color="font-color" fo:font-weight="bold" officeooo:rsid="001a7917" officeooo:paragraph-rsid="001a7917" style:font-size-asian="14pt" style:font-weight-asian="bold" style:font-size-complex="14pt" style:font-weight-complex="bold"/>
    </style:style>
    <style:style style:name="P32" style:family="paragraph" style:parent-style-name="Standard">
      <style:paragraph-properties fo:break-before="page"/>
      <style:text-properties style:font-name="Arial" fo:font-size="14pt" style:text-underline-style="solid" style:text-underline-width="auto" style:text-underline-color="font-color" fo:font-weight="bold" officeooo:rsid="00230542" officeooo:paragraph-rsid="00230542" style:font-size-asian="14pt" style:font-weight-asian="bold" style:font-size-complex="14pt" style:font-weight-complex="bold"/>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1ae2ec" officeooo:paragraph-rsid="001ae2ec" style:font-size-asian="14pt" style:font-style-asian="normal" style:font-weight-asian="normal" style:font-size-complex="14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1ae2ec" officeooo:paragraph-rsid="001ae2ec" style:font-size-asian="14pt" style:font-style-asian="normal" style:font-weight-asian="normal" style:font-size-complex="14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4d010" officeooo:paragraph-rsid="0024d010" style:font-size-asian="14pt" style:font-style-asian="normal" style:font-weight-asian="normal" style:font-size-complex="14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8352f" style:font-size-asian="14pt" style:font-style-asian="normal" style:font-weight-asian="normal" style:font-size-complex="14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8352f" style:font-size-asian="14pt" style:font-style-asian="normal" style:font-weight-asian="normal" style:font-size-complex="14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b79c9" officeooo:paragraph-rsid="002b79c9" style:font-size-asian="14pt" style:font-style-asian="normal" style:font-weight-asian="normal" style:font-size-complex="14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b79c9" officeooo:paragraph-rsid="002b79c9" style:font-size-asian="14pt" style:font-style-asian="normal" style:font-weight-asian="normal" style:font-size-complex="14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ce982" officeooo:paragraph-rsid="002ce982" style:font-size-asian="14pt" style:font-style-asian="normal" style:font-weight-asian="normal" style:font-size-complex="14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ce982" officeooo:paragraph-rsid="002ce982" style:font-size-asian="14pt" style:font-style-asian="normal" style:font-weight-asian="normal" style:font-size-complex="14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deb57" officeooo:paragraph-rsid="002deb57" style:font-size-asian="14pt" style:font-style-asian="normal" style:font-weight-asian="normal" style:font-size-complex="14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e18f4" officeooo:paragraph-rsid="002e18f4" style:font-size-asian="14pt" style:font-style-asian="normal" style:font-weight-asian="normal" style:font-size-complex="14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e18f4" officeooo:paragraph-rsid="002e18f4" style:font-size-asian="14pt" style:font-style-asian="normal" style:font-weight-asian="normal" style:font-size-complex="14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ffffff" style:text-outline="false" style:text-line-through-style="none" style:text-line-through-type="none" style:font-name="Arial" fo:font-size="14pt" fo:font-style="normal" fo:text-shadow="none" style:text-underline-style="none" fo:font-weight="bold" officeooo:rsid="001ae2ec" officeooo:paragraph-rsid="001ae2ec" style:font-size-asian="14pt" style:font-style-asian="normal" style:font-weight-asian="bold" style:font-size-complex="14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1ae2ec" officeooo:paragraph-rsid="001ae2ec" style:font-size-asian="14pt" style:font-style-asian="normal" style:font-weight-asian="bold" style:font-size-complex="14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24d010" officeooo:paragraph-rsid="0024d010" style:font-size-asian="14pt" style:font-style-asian="normal" style:font-weight-asian="bold" style:font-size-complex="14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ffffff" style:text-outline="false" style:text-line-through-style="none" style:text-line-through-type="none" style:font-name="Arial" fo:font-size="14pt" fo:font-style="normal" fo:text-shadow="none" style:text-underline-style="none" fo:font-weight="bold" officeooo:rsid="0026a9b5" officeooo:paragraph-rsid="0026a9b5" style:font-size-asian="14pt" style:font-style-asian="normal" style:font-weight-asian="bold" style:font-size-complex="14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officeooo:paragraph-rsid="002a8d1e"/>
    </style:style>
    <style:style style:name="P52" style:family="paragraph" style:parent-style-name="Standard" style:list-style-name="L1">
      <style:paragraph-properties fo:margin-left="2.501cm" fo:margin-right="0cm" fo:text-indent="-0.635cm" style:auto-text-indent="false"/>
      <style:text-properties style:font-name="Arial" fo:font-size="14pt" style:font-size-asian="14pt" style:font-size-complex="14pt"/>
    </style:style>
    <style:style style:name="T1" style:family="text">
      <style:text-properties officeooo:rsid="00154387"/>
    </style:style>
    <style:style style:name="T2" style:family="text">
      <style:text-properties style:text-position="super 58%"/>
    </style:style>
    <style:style style:name="T3" style:family="text">
      <style:text-properties officeooo:rsid="0016fbe8"/>
    </style:style>
    <style:style style:name="T4" style:family="text">
      <style:text-properties officeooo:rsid="00185f2d"/>
    </style:style>
    <style:style style:name="T5" style:family="text">
      <style:text-properties officeooo:rsid="00199b78"/>
    </style:style>
    <style:style style:name="T6" style:family="text">
      <style:text-properties officeooo:rsid="001a7917"/>
    </style:style>
    <style:style style:name="T7" style:family="text">
      <style:text-properties officeooo:rsid="001fbc64"/>
    </style:style>
    <style:style style:name="T8" style:family="text">
      <style:text-properties officeooo:rsid="0026a9b5"/>
    </style:style>
    <style:style style:name="T9" style:family="text">
      <style:text-properties officeooo:rsid="002a8d1e"/>
    </style:style>
    <style:style style:name="T10" style:family="text">
      <style:text-properties officeooo:rsid="002d7762"/>
    </style:style>
    <style:style style:name="T11" style:family="text">
      <style:text-properties officeooo:rsid="002e18f4"/>
    </style:style>
    <style:style style:name="T12" style:family="text">
      <style:text-properties fo:color="#000000" style:text-outline="false" style:text-line-through-style="none" style:text-line-through-type="none" style:font-name="Arial" fo:font-size="14pt" fo:font-style="normal" fo:text-shadow="none" style:text-underline-style="none" fo:font-weight="normal" officeooo:rsid="002a8d1e" style:font-size-asian="14pt" style:font-style-asian="normal" style:font-weight-asian="normal" style:font-size-complex="14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Arial" fo:font-size="14pt" fo:font-style="normal" fo:text-shadow="none" style:text-underline-style="none" fo:font-weight="normal" officeooo:rsid="002e18f4" style:font-size-asian="14pt" style:font-style-asian="normal" style:font-weight-asian="normal" style:font-size-complex="14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Arial" fo:font-size="14pt" fo:font-style="normal" fo:text-shadow="none" style:text-underline-style="none" fo:font-weight="normal" officeooo:rsid="002efc78" style:font-size-asian="14pt" style:font-style-asian="normal" style:font-weight-asian="normal" style:font-size-complex="14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Arial" fo:font-size="14pt" fo:font-style="normal" fo:text-shadow="none" style:text-underline-style="none" fo:font-weight="normal" officeooo:rsid="00300667" style:font-size-asian="14pt" style:font-style-asian="normal" style:font-weight-asian="normal" style:font-size-complex="14pt" style:font-style-complex="normal" style:font-weight-complex="normal" style:text-overline-style="none" style:text-overline-color="font-color"/>
    </style:style>
    <style:style style:name="T16" style:family="text">
      <style:text-properties officeooo:rsid="00315555"/>
    </style:style>
    <style:style style:name="T17" style:family="text">
      <style:text-properties officeooo:rsid="00334d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emSlash</text:p>
      <text:p text:style-name="P19">Written by Paul Robson 14<text:span text:style-name="T2">th</text:span> October 2019</text:p>
      <text:p text:style-name="P20"/>
      <text:p text:style-name="P2">Language Specification</text:p>
      <text:p text:style-name="P2"/>
      <text:p text:style-name="P5"><text:span text:style-name="T1">L</text:span>exical analysis is simple. Any alphanumeric grouping is a single entity. </text:p>
      <text:p text:style-name="P5">Double quoted strings are a single entity. Any other character is a<text:span text:style-name="T1">s</text:span> <text:span text:style-name="T4">s</text:span>ingle entity on its own. Keywords are tokenised these are BYTE WORD IF <text:span text:style-name="T5">ELSE </text:span>ENDIF REPEAT UNTIL TIMES TEND INLINE <text:span text:style-name="T3">and the operators, </text:span>at present.</text:p>
      <text:p text:style-name="P5"/>
      <text:p text:style-name="P13">byte &lt;var&gt; [ @ &lt;const&gt;]</text:p>
      <text:p text:style-name="P13">word &lt;var&gt; [ @ &lt;const&gt;]</text:p>
      <text:p text:style-name="P13"/>
      <text:p text:style-name="P22">creates identifier &lt;var&gt; at given address. &lt;var&gt; is global if it has a '.' <text:tab/>in it. <text:span text:style-name="T4">Identifiers consist of the letters a-z, the numbers 0-9 and a decimal point, though anything beginning with a digit will be evaluated as a number.</text:span></text:p>
      <text:p text:style-name="P5"/>
      <text:p text:style-name="P13">byte &lt;identifier&gt;(&lt;parameters&gt;)</text:p>
      <text:p text:style-name="P13">word &lt;identifier&gt;(&lt;parameters&gt;)</text:p>
      <text:p text:style-name="P13"/>
      <text:p text:style-name="P26">creates a procedure/function &lt;identifier&gt;. The parameters are passed via A X Y, in that order - so either 3 8 bit values, 1 16 bit and 1 8 bit value, or fewer. All procedures are global. parameters are comma seperated and use the same format as the variable definition, and are static. If the variable has the address 0, it is not stored to it.</text:p>
      <text:p text:style-name="P18"/>
      <text:p text:style-name="P13">&lt;identifier&gt;(&lt;parameters&gt;)</text:p>
      <text:p text:style-name="P5"/>
      <text:p text:style-name="P22">calls an procedure with the given parameters, in AXY. These must match the format of the call. Parameters can be any standard term </text:p>
      <text:p text:style-name="P22"/>
      <text:list xml:id="list3144329461" text:style-name="L1">
        <text:list-item>
          <text:p text:style-name="P52">a variable (must match)<text:tab/><text:tab/><text:tab/><text:tab/><text:tab/>xxx</text:p>
        </text:list-item>
        <text:list-item>
          <text:p text:style-name="P52">a constant (can be either byte or word) <text:tab/><text:tab/><text:tab/>42 <text:tab/>$2A</text:p>
        </text:list-item>
        <text:list-item>
          <text:p text:style-name="P52">a string (must be word) <text:tab/><text:tab/><text:tab/><text:tab/><text:tab/>"hello"</text:p>
        </text:list-item>
        <text:list-item>
          <text:p text:style-name="P52">a variable reference (must be word) <text:tab/><text:tab/><text:tab/>&amp;xxx</text:p>
          <text:p text:style-name="P52"/>
        </text:list-item>
      </text:list>
      <text:p text:style-name="P22">on return the current mode is set to the type of the procedure function. <text:span text:style-name="T1">A</text:span>uto<text:span text:style-name="T1">matic</text:span> parameters and return work.</text:p>
      <text:p text:style-name="P5"/>
      <text:p text:style-name="P29">&lt;term&gt;<text:tab/></text:p>
      <text:p text:style-name="P5"/>
      <text:p text:style-name="P22">Any term loads the value of that term into the accumulator and sets the mode appropriately. Constants are set to byte if in the range 0-255, word otherwise.</text:p>
      <text:p text:style-name="P5"/>
      <text:p text:style-name="P13">&lt;binary.operator&gt; &lt;term&gt;</text:p>
      <text:p text:style-name="P13"/>
      <text:p text:style-name="P22">Applies the binary operator and term to the accumulator. If the accumulator is a <text:span text:style-name="T3">b</text:span>yte, and the term a word, it is extended. If the accumulator is a word, and the term a byte variable, it is handled <text:span text:style-name="T3">appropriately (treated as if the MSB is zero)</text:span>. Operators are + - &amp; <text:span text:style-name="T3">(and) </text:span>: <text:span text:style-name="T3">(or)</text:span> * <text:span text:style-name="T3">(exclusive-or)</text:span></text:p>
      <text:p text:style-name="P5"/>
      <text:p text:style-name="P15">&lt;unary.operator&gt;</text:p>
      <text:p text:style-name="P15"/>
      <text:p text:style-name="P27">Unary operators exist stand alone, and are applied to the accumulator. These are currently ++ – &lt;&lt; and &gt;&gt;</text:p>
      <text:p text:style-name="P27"/>
      <text:p text:style-name="P13">^&lt;identifier&gt;</text:p>
      <text:p text:style-name="P13"/>
      <text:p text:style-name="P22">Stores the accumulator to the identifier. If the accumulator is a byte, and the term a word, it is extended. If the accumulator is a word, and the term a byte variable an error occurs.</text:p>
      <text:p text:style-name="P5"/>
      <text:p text:style-name="P13">/</text:p>
      <text:p text:style-name="P5"/>
      <text:p text:style-name="P22">The forward / operator forces byte mode.</text:p>
      <text:p text:style-name="P5"/>
      <text:p text:style-name="P14">inline &lt;term&gt;,&lt;term&gt;,….</text:p>
      <text:p text:style-name="P6"/>
      <text:p text:style-name="P23">Loads 6502 machine code in. A term generates a word or a byte depending on its size, and in the case of a constant it’s value.</text:p>
      <text:p text:style-name="P23"/>
      <text:p text:style-name="P15"/>
      <text:p text:style-name="P30">times …. tend</text:p>
      <text:p text:style-name="P15"/>
      <text:p text:style-name="P24">Executes the code in between the number of times in the accumulator. This only uses the least significant byte, so this is 0-255. Note that 0 causes it to be executed 256 times. The count value -1 is in the accumulator (which is pushed into byte mode) at the start of the loop. So 10 times tend counts 9 8 7 6 5 4 3 2 1 0</text:p>
      <text:p text:style-name="P24"/>
      <text:p text:style-name="P15">if &lt;condition&gt; … [else] ... endif</text:p>
      <text:p text:style-name="P15"/>
      <text:p text:style-name="P24">Conditional code, <text:span text:style-name="T6">which executes as you might imagine. The condition is a term, which is optional, followed by &lt; &gt;= = or &lt;&gt;, and 0.</text:span></text:p>
      <text:p text:style-name="P7"/>
      <text:p text:style-name="P16">repeat … until &lt;condition&gt;</text:p>
      <text:p text:style-name="P16"/>
      <text:p text:style-name="P28">Conditional loop, with the same condition format.</text:p>
      <text:p text:style-name="P8"/>
      <text:p text:style-name="P3"/>
      <text:p text:style-name="P31">Dictionary Storage</text:p>
      <text:p text:style-name="P8"/>
      <text:p text:style-name="P9">The dictionary holds the current identifiers known to the system. </text:p>
      <text:p text:style-name="P9"/>
      <table:table table:name="Table1" table:style-name="Table1">
        <table:table-column table:style-name="Table1.A"/>
        <table:table-column table:style-name="Table1.B"/>
        <table:table-row>
          <table:table-cell table:style-name="Table1.A1" office:value-type="string">
            <text:p text:style-name="P48">Offset</text:p>
          </table:table-cell>
          <table:table-cell table:style-name="Table1.B1" office:value-type="string">
            <text:p text:style-name="P47">Contents</text:p>
          </table:table-cell>
        </table:table-row>
        <table:table-row>
          <table:table-cell table:style-name="Table1.A2" office:value-type="string">
            <text:p text:style-name="P34">+0</text:p>
          </table:table-cell>
          <table:table-cell table:style-name="Table1.B2" office:value-type="string">
            <text:p text:style-name="P33">Offset to next entry.</text:p>
          </table:table-cell>
        </table:table-row>
        <table:table-row>
          <table:table-cell table:style-name="Table1.A2" office:value-type="string">
            <text:p text:style-name="P34">+1</text:p>
          </table:table-cell>
          <table:table-cell table:style-name="Table1.B2" office:value-type="string">
            <text:p text:style-name="P33">Type byte</text:p>
          </table:table-cell>
        </table:table-row>
        <table:table-row>
          <table:table-cell table:style-name="Table1.A2" office:value-type="string">
            <text:p text:style-name="P34">+2..4</text:p>
          </table:table-cell>
          <table:table-cell table:style-name="Table1.B2" office:value-type="string">
            <text:p text:style-name="P33">Data</text:p>
          </table:table-cell>
        </table:table-row>
        <table:table-row>
          <table:table-cell table:style-name="Table1.A2" office:value-type="string">
            <text:p text:style-name="P34">+5..</text:p>
          </table:table-cell>
          <table:table-cell table:style-name="Table1.B2" office:value-type="string">
            <text:p text:style-name="P33">ASCII representation of the identifier, the last character has bit 7 set.</text:p>
          </table:table-cell>
        </table:table-row>
      </table:table>
      <text:p text:style-name="P9"/>
      <text:p text:style-name="P9">Types of data are:</text:p>
      <text:p text:style-name="P9"/>
      <text:p text:style-name="P17">00000000</text:p>
      <text:p text:style-name="P17"/>
      <text:p text:style-name="P25">This identifies a local variable, the address is in the first two data bytes</text:p>
      <text:p text:style-name="P9"/>
      <text:p text:style-name="P17">10000000</text:p>
      <text:p text:style-name="P17"/>
      <text:p text:style-name="P25">This identifies a global variable, the address is in the first two data bytes. <text:span text:style-name="T7">This cannot be banked.</text:span></text:p>
      <text:p text:style-name="P9"/>
      <text:p text:style-name="P17"><text:span text:style-name="T16">0</text:span>0000001</text:p>
      <text:p text:style-name="P17"/>
      <text:p text:style-name="P25">This identifies a keyword. The keyword number is in the first data byte</text:p>
      <text:p text:style-name="P10"/>
      <text:p text:style-name="P17">11ccbbaa</text:p>
      <text:p text:style-name="P9"/>
      <text:p text:style-name="P25">This identifies a procedure. aa,bb and cc are the three parameters. Their values are 00 (not used) 01 (byte) 10 (word). The procedure address is kept in the data bytes, the third being zero (will be a bank ID)</text:p>
      <text:p text:style-name="P9"/>
      <text:p text:style-name="P32">Code Storage</text:p>
      <text:p text:style-name="P4"/>
      <text:p text:style-name="P11">Code is stored in BASIC lines and extracted from them. RemSlash lines technically begin with REM/ . However to make life easier, it is possible to start code lines with // and the compiler will convert these to RemSlash.</text:p>
      <text:p text:style-name="P11"/>
      <text:p text:style-name="P11">Code elements are extracted from the statements using getElement and nextElement calls, getElement retrieves the current and nextElement steps to the next <text:span text:style-name="T8">(by clearing getElements return values – this makes getElement get the next token). If no token is available the carry is cleared, otherwise it is set.</text:span></text:p>
      <text:p text:style-name="P11"/>
      <text:p text:style-name="P11">They return the following :</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9">A</text:p>
          </table:table-cell>
          <table:table-cell table:style-name="Table2.A1" office:value-type="string">
            <text:p text:style-name="P49">XY</text:p>
          </table:table-cell>
          <table:table-cell table:style-name="Table2.C1" office:value-type="string">
            <text:p text:style-name="P50">Meaning</text:p>
          </table:table-cell>
        </table:table-row>
        <table:table-row>
          <table:table-cell table:style-name="Table2.A2" office:value-type="string">
            <text:p text:style-name="P51"><text:span text:style-name="T12">$</text:span><text:span text:style-name="T14">2</text:span><text:span text:style-name="T15">1</text:span><text:span text:style-name="T13">-$7F</text:span></text:p>
          </table:table-cell>
          <table:table-cell table:style-name="Table2.A2" office:value-type="string">
            <text:p text:style-name="P41">-</text:p>
          </table:table-cell>
          <table:table-cell table:style-name="Table2.C2" office:value-type="string">
            <text:p text:style-name="P40">A single ASCII character that is not part of an identifier, <text:span text:style-name="T11">returned in A.</text:span></text:p>
          </table:table-cell>
        </table:table-row>
        <table:table-row>
          <table:table-cell table:style-name="Table2.A2" office:value-type="string">
            <text:p text:style-name="P45">$80-$BF</text:p>
          </table:table-cell>
          <table:table-cell table:style-name="Table2.A2" office:value-type="string">
            <text:p text:style-name="P37">-</text:p>
          </table:table-cell>
          <table:table-cell table:style-name="Table2.C7" office:value-type="string">
            <text:p text:style-name="P46">Tokenised word (byte, inline etc.)</text:p>
          </table:table-cell>
        </table:table-row>
        <table:table-row>
          <table:table-cell table:style-name="Table2.A2" office:value-type="string">
            <text:p text:style-name="P37">$C0</text:p>
          </table:table-cell>
          <table:table-cell table:style-name="Table2.A2" office:value-type="string">
            <text:p text:style-name="P37">Record</text:p>
          </table:table-cell>
          <table:table-cell table:style-name="Table2.C7" office:value-type="string">
            <text:p text:style-name="P35">Procedure.</text:p>
          </table:table-cell>
        </table:table-row>
        <table:table-row>
          <table:table-cell table:style-name="Table2.A2" office:value-type="string">
            <text:p text:style-name="P36">$<text:span text:style-name="T16">00</text:span></text:p>
          </table:table-cell>
          <table:table-cell table:style-name="Table2.A2" office:value-type="string">
            <text:p text:style-name="P36">Record</text:p>
          </table:table-cell>
          <table:table-cell table:style-name="Table2.C7" office:value-type="string">
            <text:p text:style-name="P35"><text:span text:style-name="T9">Known </text:span>Variable. This is returned for both global and local variables.</text:p>
          </table:table-cell>
        </table:table-row>
        <table:table-row>
          <table:table-cell table:style-name="Table2.A2" office:value-type="string">
            <text:p text:style-name="P42">$<text:span text:style-name="T17">01</text:span></text:p>
          </table:table-cell>
          <table:table-cell table:style-name="Table2.A2" office:value-type="string">
            <text:p text:style-name="P42">Identifier</text:p>
          </table:table-cell>
          <table:table-cell table:style-name="Table2.C7" office:value-type="string">
            <text:p text:style-name="P43">YX points to an identifier ending with bit 7 that is not known to the compiler.</text:p>
          </table:table-cell>
        </table:table-row>
        <table:table-row>
          <table:table-cell table:style-name="Table2.A2" office:value-type="string">
            <text:p text:style-name="P38">$<text:span text:style-name="T17">02</text:span></text:p>
          </table:table-cell>
          <table:table-cell table:style-name="Table2.A2" office:value-type="string">
            <text:p text:style-name="P38">Constant</text:p>
          </table:table-cell>
          <table:table-cell table:style-name="Table2.C7" office:value-type="string">
            <text:p text:style-name="P39"><text:span text:style-name="T10">YX contains a</text:span>n integer constant, which has been converted from decimal or hexadecimal accordingly</text:p>
            <text:p text:style-name="P44">($ is the hexadecimal prefix)</text:p>
          </table:table-cell>
        </table:table-row>
        <table:table-row>
          <table:table-cell table:style-name="Table2.A2" office:value-type="string">
            <text:p text:style-name="P36">$<text:span text:style-name="T17">03</text:span></text:p>
          </table:table-cell>
          <table:table-cell table:style-name="Table2.A2" office:value-type="string">
            <text:p text:style-name="P36">String</text:p>
          </table:table-cell>
          <table:table-cell table:style-name="Table2.C8" office:value-type="string">
            <text:p text:style-name="P35">YX points to an ASCII string ending with a closing double quote “</text:p>
          </table:table-cell>
        </table:table-row>
      </table:table>
      <text:p text:style-name="P11"/>
      <text:p text:style-name="P12">Note: “Record” means YX points to the dictionary record abov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4pt" fo:font-weight="bold" officeooo:rsid="0015722a" officeooo:paragraph-rsid="0015722a"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5</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2:45:33.410480951</meta:creation-date>
    <meta:generator>LibreOffice/6.3.2.2$Linux_X86_64 LibreOffice_project/30$Build-2</meta:generator>
    <dc:date>2019-10-14T17:34:46.275212292</dc:date>
    <meta:editing-duration>PT44M23S</meta:editing-duration>
    <meta:editing-cycles>27</meta:editing-cycles>
    <meta:document-statistic meta:table-count="2" meta:image-count="0" meta:object-count="0" meta:page-count="5" meta:paragraph-count="89" meta:word-count="875" meta:character-count="4924" meta:non-whitespace-character-count="4119"/>
  </office:meta>
</office:document-meta>
</file>